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21d8b" officeooo:paragraph-rsid="00221d8b"/>
    </style:style>
    <style:style style:name="P2" style:family="paragraph" style:parent-style-name="Text_20_body">
      <style:text-properties officeooo:rsid="0022b8b8" officeooo:paragraph-rsid="0022b8b8"/>
    </style:style>
    <style:style style:name="P3" style:family="paragraph" style:parent-style-name="Heading_20_2" style:list-style-name="">
      <style:paragraph-properties fo:text-align="end" style:justify-single-word="false"/>
      <style:text-properties fo:font-style="italic" officeooo:rsid="0022b8b8" officeooo:paragraph-rsid="0022b8b8" style:font-style-asian="italic" style:font-style-complex="italic"/>
    </style:style>
    <style:style style:name="P4" style:family="paragraph" style:parent-style-name="Text_20_body">
      <style:paragraph-properties fo:text-align="end" style:justify-single-word="false"/>
      <style:text-properties officeooo:rsid="0022b8b8" officeooo:paragraph-rsid="0022b8b8"/>
    </style:style>
    <style:style style:name="P5" style:family="paragraph" style:parent-style-name="Text_20_body">
      <style:text-properties officeooo:paragraph-rsid="0022b8b8"/>
    </style:style>
    <style:style style:name="P6" style:family="paragraph" style:parent-style-name="Heading_20_2" style:list-style-name="">
      <style:text-properties fo:font-style="italic" officeooo:rsid="0022b8b8" officeooo:paragraph-rsid="0022b8b8" style:font-style-asian="italic" style:font-style-complex="italic"/>
    </style:style>
    <style:style style:name="P7" style:family="paragraph" style:parent-style-name="Heading_20_2" style:list-style-name="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text-align="end" style:justify-single-word="false"/>
      <style:text-properties officeooo:rsid="00243bdf" officeooo:paragraph-rsid="00243bdf"/>
    </style:style>
    <style:style style:name="T1" style:family="text">
      <style:text-properties officeooo:rsid="0025884e"/>
    </style:style>
    <style:style style:name="T2" style:family="text">
      <style:text-properties officeooo:rsid="0022b8b8"/>
    </style: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1" text:outline-level="1">Forewords</text:h>
        </text:list-item>
      </text:list>
      <text:p text:style-name="P2"><text:span text:style-name="T1">First and foremost, </text:span>I’m grateful and <text:span text:style-name="T1">thank you for the</text:span> following folks <text:span text:style-name="T1">who contribute</text:span> and influence to my life:</text:p>
      <text:p text:style-name="P2"/>
      <text:h text:style-name="P3" text:outline-level="2">Nick Vidal (United States of America)</text:h>
      <text:p text:style-name="P4">For the opportunity of collaborations with Open Source Initiatives <text:span text:style-name="T1">in May 2025’s Maintainers Month.</text:span></text:p>
      <text:p text:style-name="P5"/>
      <text:p text:style-name="P5"/>
      <text:h text:style-name="P6" text:outline-level="2">Sibert Bronzon (Sweden)</text:h>
      <text:p text:style-name="P2">For always pushing me to grow beyond my comfort zones and explore what’s beyond algorithms and control systems.</text:p>
      <text:p text:style-name="P2"/>
      <text:p text:style-name="P2"/>
      <text:h text:style-name="P7" text:outline-level="2">Elvin Ong Boon Leong <text:span text:style-name="T2">(Malaysia)</text:span></text:h>
      <text:p text:style-name="P4">For always be there when I needed since our first job together.</text:p>
      <text:p text:style-name="P4"/>
      <text:p text:style-name="P4"/>
      <text:h text:style-name="P6" text:outline-level="2">Joly0 (Germany)</text:h>
      <text:p text:style-name="P2">For helping me co-maintaining the AI-driven NCNN application project on the Windows side of supports.</text:p>
      <text:p text:style-name="P2"/>
      <text:p text:style-name="P2"/>
      <text:h text:style-name="P7" text:outline-level="2">Cory Galyna (Germany)</text:h>
      <text:p text:style-name="P8">For supporting me all the way throughout my entrepreneurship <text:span text:style-name="T1">with her management wisdo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chapter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chapter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chapter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chapter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chapter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chapter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US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0T17:33:12.531570584</meta:creation-date>
    <dc:title>Partial Document Constructs</dc:title>
    <meta:generator>LibreOffice/25.2.2.2$Linux_X86_64 LibreOffice_project/7370d4be9e3cf6031a51beef54ff3bda878e3fac</meta:generator>
    <meta:editing-duration>PT12M51S</meta:editing-duration>
    <meta:editing-cycles>11</meta:editing-cycles>
    <dc:rights>All Rights Reserved</dc:rights>
    <dc:subject>A partial document constructs for main editing piece.</dc:subject>
    <meta:keyword>document</meta:keyword>
    <meta:keyword>official</meta:keyword>
    <meta:initial-creator>Kean Ho Chew</meta:initial-creator>
    <dc:coverage>partial document</dc:coverage>
    <dc:identifier>hollowaykeanho</dc:identifier>
    <dc:date>2025-05-03T17:39:09.888403808</dc:date>
    <dc:creator>Kean Ho Chew</dc:creator>
    <dc:contributor>(Holloway) Chew</dc:contributor>
    <dc:contributor>Kean Ho</dc:contributor>
    <dc:publisher>(Holloway) Chew</dc:publisher>
    <dc:publisher>Kean Ho</dc:publisher>
    <meta:document-statistic meta:table-count="0" meta:image-count="0" meta:object-count="0" meta:page-count="1" meta:paragraph-count="12" meta:word-count="112" meta:character-count="712" meta:non-whitespace-character-count="612"/>
    <meta:user-defined meta:name="Authored Date" meta:value-type="date">2024-04-03T00:00:00</meta:user-defined>
    <meta:user-defined meta:name="Authors">(Holloway) Chew, Kean Ho</meta:user-defined>
    <meta:user-defined meta:name="Collection">Officals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(Holloway) Chew, Kean Ho</meta:user-defined>
    <meta:user-defined meta:name="Source URL" meta:value-type="string">https://doi.org/00.00000/PUBLISHER.00000000</meta:user-defined>
    <meta:user-defined meta:name="Version" meta:value-type="string">Version: v1.0.0</meta:user-defined>
    <meta:template xlink:type="simple" xlink:actuate="onRequest" xlink:title="Holloway's Official Document" xlink:href="../../../../../../Configs/libreoffice/letter-head.ott" meta:date="2024-06-10T17:28:05.545594772"/>
  </office:meta>
</office:document-meta>
</file>